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>
      <style:graphic-properties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cm" fo:min-width="0cm" fo:wrap-option="wrap"/>
    </style:style>
    <style:style style:name="gr3" style:family="graphic" style:parent-style-name="standard">
      <style:graphic-properties draw:fill="solid" draw:fill-color="#e8f2a1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999999" draw:fill="none" draw:textarea-horizontal-align="justify" draw:textarea-vertical-align="middle" draw:auto-grow-height="false" fo:min-height="9.05cm" fo:min-width="14.5cm"/>
    </style:style>
    <style:style style:name="gr6" style:family="graphic" style:parent-style-name="standard">
      <style:graphic-properties svg:stroke-width="0.02cm" svg:stroke-color="#000000" draw:marker-start-width="0.24cm" draw:marker-end-width="0.24cm" draw:fill="none" draw:textarea-horizontal-align="justify" draw:textarea-vertical-align="middle" draw:auto-grow-height="false" fo:min-height="14.75cm" fo:min-width="0cm" fo:padding-top="0.135cm" fo:padding-bottom="0.135cm" fo:padding-left="0.26cm" fo:padding-right="0.26cm"/>
    </style:style>
    <style:style style:name="gr7" style:family="graphic" style:parent-style-name="standard">
      <style:graphic-properties svg:stroke-width="0.02cm" draw:marker-start-width="0.24cm" draw:marker-end-width="0.24cm" draw:fill="none" draw:textarea-horizontal-align="justify" draw:textarea-vertical-align="middle" draw:auto-grow-height="false" fo:min-height="6.85cm" fo:min-width="0cm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4cm" draw:marker-end-width="0.24cm" draw:fill="none" draw:textarea-horizontal-align="justify" draw:textarea-vertical-align="middle" draw:auto-grow-height="false" fo:min-height="0cm" fo:min-width="14.5cm" fo:padding-top="0.135cm" fo:padding-bottom="0.135cm" fo:padding-left="0.26cm" fo:padding-right="0.26cm"/>
    </style:style>
    <style:style style:name="gr9" style:family="graphic" style:parent-style-name="standard">
      <style:graphic-properties svg:stroke-width="0.02cm" draw:marker-start-width="0.24cm" draw:marker-end-width="0.24cm" draw:fill="none" draw:textarea-horizontal-align="justify" draw:textarea-vertical-align="middle" draw:auto-grow-height="false" fo:min-height="0.15cm" fo:min-width="9.5cm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11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min-height="6.85cm" fo:min-width="0cm" fo:padding-top="0.135cm" fo:padding-bottom="0.135cm" fo:padding-left="0.26cm" fo:padding-right="0.26cm"/>
    </style:style>
    <style:style style:name="gr12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min-height="0.15cm" fo:min-width="7.1cm" fo:padding-top="0.135cm" fo:padding-bottom="0.135cm" fo:padding-left="0.26cm" fo:padding-right="0.26cm"/>
    </style:style>
    <style:style style:name="gr13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min-height="0.15cm" fo:min-width="8.8cm" fo:padding-top="0.135cm" fo:padding-bottom="0.135cm" fo:padding-left="0.26cm" fo:padding-right="0.26cm"/>
    </style:style>
    <style:style style:name="gr14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min-height="0.15cm" fo:min-width="9.5cm" fo:padding-top="0.135cm" fo:padding-bottom="0.135cm" fo:padding-left="0.26cm" fo:padding-right="0.26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9.05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15cm" fo:min-width="9.5cm"/>
    </style:style>
    <style:style style:name="gr17" style:family="graphic" style:parent-style-name="standard">
      <style:graphic-properties svg:stroke-width="0.02cm" draw:marker-start-width="0.24cm" draw:marker-end-width="0.24cm" draw:fill="none" draw:textarea-horizontal-align="justify" draw:textarea-vertical-align="middle" draw:auto-grow-height="false" fo:min-height="0.15cm" fo:min-width="0cm" fo:padding-top="0.135cm" fo:padding-bottom="0.135cm" fo:padding-left="0.26cm" fo:padding-right="0.26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8.2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316cm" fo:min-width="0.066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.1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1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4" style:family="graphic" style:parent-style-name="standard">
      <style:graphic-properties svg:stroke-width="0.02cm" draw:marker-start-width="0.24cm" draw:marker-end-width="0.24cm" draw:fill="none" draw:textarea-horizontal-align="justify" draw:textarea-vertical-align="middle" draw:auto-grow-height="false" fo:min-height="0.03cm" fo:min-width="0cm" fo:padding-top="0.135cm" fo:padding-bottom="0.135cm" fo:padding-left="0.26cm" fo:padding-right="0.26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cm" fo:min-width="0cm"/>
    </style:style>
    <style:style style:name="gr27" style:family="graphic" style:parent-style-name="Arrow_20_Line">
      <style:graphic-properties draw:textarea-vertical-align="middle" draw:line-distance="1.266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.1cm" fo:wrap-option="wrap"/>
    </style:style>
    <style:style style:name="gr29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draw:textarea-horizontal-align="justify" draw:textarea-vertical-align="middle" draw:auto-grow-height="false" fo:min-height="0.5cm" fo:min-width="0cm"/>
    </style:style>
    <style:style style:name="gr31" style:family="graphic" style:parent-style-name="Arrow_20_Line" style:list-style-name="L2">
      <style:graphic-properties draw:textarea-vertical-align="middle" draw:line-distance="0.437cm"/>
      <style:paragraph-properties style:writing-mode="lr-tb"/>
    </style:style>
    <style:style style:name="gr32" style:family="graphic" style:parent-style-name="standard">
      <style:graphic-properties draw:fill="solid" draw:fill-color="#e8f2a1" draw:textarea-horizontal-align="justify" draw:textarea-vertical-align="middle" draw:auto-grow-height="false" fo:min-height="0cm" fo:min-width="0cm" fo:wrap-option="wrap"/>
    </style:style>
    <style:style style:name="gr33" style:family="graphic" style:parent-style-name="Arrow_20_Line" style:list-style-name="L2">
      <style:graphic-properties draw:textarea-vertical-align="middle" draw:line-distance="3.29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8f2a1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3465a4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measure draw:style-name="gr1" draw:text-style-name="P2" draw:layer="measurelines" svg:x1="9.094cm" svg:y1="13.457cm" svg:x2="9.506cm" svg:y2="13.457cm">
          <text:p text:style-name="P1"><text:span text:style-name="T1"><text:measure text:kind="gap"/></text:span><text:span text:style-name="T1"><text:s/></text:span><text:span text:style-name="T1">х 0,4 </text:span><text:span text:style-name="T1"><text:measure text:kind="unit">cm</text:measure></text:span><text:span text:style-name="T1"><text:measure text:kind="gap"/></text:span></text:p>
        </draw:measure>
        <draw:g>
          <draw:custom-shape draw:style-name="gr2" draw:text-style-name="P3" draw:layer="layout" svg:width="0.06cm" svg:height="0.35cm" svg:x="24.37cm" svg:y="20.6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09cm" svg:height="0.05cm" draw:transform="rotate (-3.14159265358979) translate (24.44cm 20.748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4.395cm" svg:y1="20.7cm" svg:x2="24.395cm" svg:y2="20.748cm">
              <text:p/>
            </draw:line>
          </draw:g>
          <draw:g>
            <draw:custom-shape draw:style-name="gr3" draw:text-style-name="P4" draw:layer="layout" svg:width="0.09cm" svg:height="0.05cm" draw:transform="rotate (-3.14159265358979) translate (24.443cm 20.85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4.398cm" svg:y1="20.802cm" svg:x2="24.398cm" svg:y2="20.85cm">
              <text:p/>
            </draw:line>
          </draw:g>
        </draw:g>
        <draw:g>
          <draw:custom-shape draw:style-name="gr2" draw:text-style-name="P3" draw:layer="layout" svg:width="0.06cm" svg:height="0.35cm" svg:x="24.883cm" svg:y="20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09cm" svg:height="0.05cm" draw:transform="rotate (-3.14159265358979) translate (24.953cm 20.746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4.908cm" svg:y1="20.698cm" svg:x2="24.908cm" svg:y2="20.746cm">
              <text:p/>
            </draw:line>
          </draw:g>
          <draw:g>
            <draw:custom-shape draw:style-name="gr3" draw:text-style-name="P4" draw:layer="layout" svg:width="0.09cm" svg:height="0.05cm" draw:transform="rotate (-3.14159265358979) translate (24.956cm 20.848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4.911cm" svg:y1="20.8cm" svg:x2="24.911cm" svg:y2="20.848cm">
              <text:p/>
            </draw:line>
          </draw:g>
        </draw:g>
        <draw:g>
          <draw:custom-shape draw:style-name="gr2" draw:text-style-name="P3" draw:layer="layout" svg:width="0.06cm" svg:height="0.35cm" svg:x="19.931cm" svg:y="20.6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09cm" svg:height="0.05cm" draw:transform="rotate (-3.14159265358979) translate (20.001cm 20.747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956cm" svg:y1="20.699cm" svg:x2="19.956cm" svg:y2="20.747cm">
              <text:p/>
            </draw:line>
          </draw:g>
          <draw:g>
            <draw:custom-shape draw:style-name="gr3" draw:text-style-name="P4" draw:layer="layout" svg:width="0.09cm" svg:height="0.05cm" draw:transform="rotate (-3.14159265358979) translate (20.004cm 20.849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959cm" svg:y1="20.801cm" svg:x2="19.959cm" svg:y2="20.849cm">
              <text:p/>
            </draw:line>
          </draw:g>
        </draw:g>
        <draw:g>
          <draw:custom-shape draw:style-name="gr2" draw:text-style-name="P3" draw:layer="layout" svg:width="0.06cm" svg:height="0.35cm" svg:x="19.418cm" svg:y="20.60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09cm" svg:height="0.05cm" draw:transform="rotate (-3.14159265358979) translate (19.488cm 20.749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443cm" svg:y1="20.701cm" svg:x2="19.443cm" svg:y2="20.749cm">
              <text:p/>
            </draw:line>
          </draw:g>
          <draw:g>
            <draw:custom-shape draw:style-name="gr3" draw:text-style-name="P4" draw:layer="layout" svg:width="0.09cm" svg:height="0.05cm" draw:transform="rotate (-3.14159265358979) translate (19.491cm 20.851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446cm" svg:y1="20.803cm" svg:x2="19.446cm" svg:y2="20.851cm">
              <text:p/>
            </draw:line>
          </draw:g>
        </draw:g>
        <draw:g>
          <draw:custom-shape draw:style-name="gr2" draw:text-style-name="P3" draw:layer="layout" svg:width="0.06cm" svg:height="0.35cm" svg:x="9.53cm" svg:y="20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09cm" svg:height="0.05cm" draw:transform="rotate (-3.14159265358979) translate (9.6cm 20.746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555cm" svg:y1="20.698cm" svg:x2="9.555cm" svg:y2="20.746cm">
              <text:p/>
            </draw:line>
          </draw:g>
          <draw:g>
            <draw:custom-shape draw:style-name="gr3" draw:text-style-name="P4" draw:layer="layout" svg:width="0.09cm" svg:height="0.05cm" draw:transform="rotate (-3.14159265358979) translate (9.603cm 20.848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558cm" svg:y1="20.8cm" svg:x2="9.558cm" svg:y2="20.848cm">
              <text:p/>
            </draw:line>
          </draw:g>
        </draw:g>
        <draw:g>
          <draw:custom-shape draw:style-name="gr2" draw:text-style-name="P3" draw:layer="layout" svg:width="0.06cm" svg:height="0.35cm" svg:x="9.017cm" svg:y="20.60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09cm" svg:height="0.05cm" draw:transform="rotate (-3.14159265358979) translate (9.087cm 20.748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042cm" svg:y1="20.7cm" svg:x2="9.042cm" svg:y2="20.748cm">
              <text:p/>
            </draw:line>
          </draw:g>
          <draw:g>
            <draw:custom-shape draw:style-name="gr3" draw:text-style-name="P4" draw:layer="layout" svg:width="0.09cm" svg:height="0.05cm" draw:transform="rotate (-3.14159265358979) translate (9.09cm 20.85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045cm" svg:y1="20.802cm" svg:x2="9.045cm" svg:y2="20.85cm">
              <text:p/>
            </draw:line>
          </draw:g>
        </draw:g>
        <draw:custom-shape draw:style-name="gr5" draw:text-style-name="P5" draw:layer="layout" svg:width="15cm" svg:height="9.3cm" svg:x="7cm" svg:y="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15cm" draw:transform="rotate (1.5707963267949) translate (7cm 3.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4cm" svg:height="7.1cm" svg:x="9.1cm" svg:y="13.6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5cm" svg:height="0.25cm" svg:x="7cm" svg:y="12.9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0cm" svg:height="0.4cm" svg:x="9.5cm" svg:y="13.2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4cm" svg:height="7.1cm" svg:x="19.5cm" svg:y="13.6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0cm" svg:height="0.4cm" svg:x="9.5cm" svg:y="18.9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25cm" svg:x="24cm" svg:y="12.9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4cm" svg:height="7.1cm" svg:x="24.45cm" svg:y="13.6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4cm" svg:height="7.1cm" svg:x="32.45cm" svg:y="13.6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6cm" svg:height="0.4cm" svg:x="24.85cm" svg:y="18.9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cm" svg:height="0.4cm" svg:x="24cm" svg:y="13.2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15cm" draw:transform="rotate (1.5707963267949) translate (7cm 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15cm" draw:transform="rotate (1.5707963267949) translate (7cm 4.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15cm" draw:transform="rotate (1.5707963267949) translate (7cm 5.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15cm" draw:transform="rotate (1.5707963267949) translate (7cm 6.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15cm" draw:transform="rotate (1.5707963267949) translate (7cm 7.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15cm" draw:transform="rotate (1.5707963267949) translate (7cm 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15cm" draw:transform="rotate (1.5707963267949) translate (7cm 8.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15cm" draw:transform="rotate (1.5707963267949) translate (7cm 9.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15cm" draw:transform="rotate (1.5707963267949) translate (7cm 10.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15cm" draw:transform="rotate (1.5707963267949) translate (7cm 11.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15cm" draw:transform="rotate (1.5707963267949) translate (7cm 12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0cm" svg:height="0.4cm" svg:x="9.5cm" svg:y="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4cm" svg:height="9.3cm" svg:x="9.1cm" svg:y="2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0cm" svg:height="0.4cm" svg:x="9.5cm" svg:y="11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4cm" svg:height="9.3cm" svg:x="19.5cm" svg:y="2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4cm" svg:height="0.4cm" svg:x="9.1cm" svg:y="13.24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4cm" svg:height="0.4cm" svg:x="19.5cm" svg:y="13.2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25cm" svg:x="24.8cm" svg:y="12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25cm" svg:x="25.6cm" svg:y="12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25cm" svg:x="26.4cm" svg:y="12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25cm" svg:x="27.2cm" svg:y="12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25cm" svg:x="28cm" svg:y="12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25cm" svg:x="28.8cm" svg:y="12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25cm" svg:x="29.6cm" svg:y="12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25cm" svg:x="30.4cm" svg:y="12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25cm" svg:x="31.2cm" svg:y="12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25cm" svg:x="32cm" svg:y="12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cm" svg:height="0.25cm" svg:x="32.8cm" svg:y="12.9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4cm" svg:height="8.5cm" svg:x="14.6cm" svg:y="3.1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3" draw:layer="layout" svg:width="0.2cm" svg:height="0.5cm" svg:x="9.2cm" svg:y="20.7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8cm" svg:height="0.8cm" svg:x="9.1cm" svg:y="20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6cm" svg:height="0.03cm" svg:x="9cm" svg:y="20.7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5" draw:layer="layout" svg:width="0.4cm" svg:height="0.4cm" svg:x="8.7cm" svg:y="3.1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0.2cm" svg:height="0.2cm" svg:x="8.799cm" svg:y="3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" draw:text-style-name="P5" draw:layer="layout" svg:width="0.4cm" svg:height="0.4cm" svg:x="8.7cm" svg:y="11.1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0.2cm" svg:height="0.2cm" svg:x="8.799cm" svg:y="11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" draw:text-style-name="P5" draw:layer="layout" svg:width="0.4cm" svg:height="0.4cm" svg:x="19.9cm" svg:y="3.1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0.2cm" svg:height="0.2cm" svg:x="19.999cm" svg:y="3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" draw:text-style-name="P5" draw:layer="layout" svg:width="0.4cm" svg:height="0.4cm" svg:x="19.9cm" svg:y="11.1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0.2cm" svg:height="0.2cm" svg:x="19.999cm" svg:y="11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5" draw:layer="layout" svg:width="7.6cm" svg:height="0.4cm" svg:x="24.85cm" svg:y="13.654cm">
          <text:p/>
          <draw:enhanced-geometry svg:viewBox="0 0 21600 21600" draw:type="rectangle" draw:enhanced-path="M 0 0 L 21600 0 21600 21600 0 21600 0 0 Z N"/>
        </draw:custom-shape>
        <draw:g>
          <draw:custom-shape draw:style-name="gr24" draw:text-style-name="P5" draw:layer="layout" svg:width="0.4cm" svg:height="0.3cm" svg:x="8.68cm" svg:y="13.3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0.4cm" svg:height="0.3cm" svg:x="8.68cm" svg:y="13.8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0.12cm" svg:height="1cm" svg:x="8.82cm" svg:y="13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svg:x="8.76cm" svg:y="13.6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draw:transform="rotate (-3.14159265358979) translate (9cm 13.631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03cm" svg:height="0.03cm" draw:transform="rotate (-1.5707963267949) translate (8.78cm 13.81cm)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3" draw:text-style-name="P4" draw:layer="layout" svg:width="0.2cm" svg:height="0.1cm" draw:transform="rotate (-3.14159265358979) translate (8.98cm 13.611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88cm" svg:y1="13.515cm" svg:x2="8.88cm" svg:y2="13.611cm">
              <text:p/>
            </draw:line>
          </draw:g>
          <draw:g>
            <draw:custom-shape draw:style-name="gr3" draw:text-style-name="P4" draw:layer="layout" svg:width="0.2cm" svg:height="0.1cm" svg:x="8.782cm" svg:y="13.67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882cm" svg:y1="13.675cm" svg:x2="8.882cm" svg:y2="13.771cm">
              <text:p/>
            </draw:line>
          </draw:g>
          <draw:g>
            <draw:custom-shape draw:style-name="gr3" draw:text-style-name="P4" draw:layer="layout" svg:width="0.2cm" svg:height="0.1cm" svg:x="8.78cm" svg:y="13.8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88cm" svg:y1="13.82cm" svg:x2="8.88cm" svg:y2="13.916cm">
              <text:p/>
            </draw:line>
          </draw:g>
          <draw:custom-shape draw:style-name="gr26" draw:text-style-name="P6" draw:layer="layout" svg:width="0.03cm" svg:height="0.03cm" draw:transform="rotate (-3.14159265358979) translate (9.01cm 13.84cm)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measure draw:style-name="gr1" draw:text-style-name="P2" draw:layer="measurelines" svg:x1="7cm" svg:y1="2.8cm" svg:x2="22cm" svg:y2="2.8cm">
          <text:p text:style-name="P1"><text:span text:style-name="T2">150 </text:span><text:span text:style-name="T2"><text:measure text:kind="unit">cm</text:measure></text:span><text:span text:style-name="T2"><text:measure text:kind="gap"/></text:span></text:p>
        </draw:measure>
        <draw:measure draw:style-name="gr27" draw:text-style-name="P1" draw:layer="measurelines" svg:x1="21.9cm" svg:y1="2.7cm" svg:x2="21.9cm" svg:y2="12cm">
          <text:p text:style-name="P1"><text:span text:style-name="T2"><text:measure text:kind="gap"/></text:span><text:span text:style-name="T2">93 </text:span><text:span text:style-name="T2"><text:measure text:kind="unit">cm</text:measure></text:span><text:span text:style-name="T2"><text:measure text:kind="gap"/></text:span></text:p>
        </draw:measure>
        <draw:g>
          <draw:custom-shape draw:style-name="gr24" draw:text-style-name="P5" draw:layer="layout" svg:width="0.4cm" svg:height="0.3cm" svg:x="19.92cm" svg:y="13.3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0.4cm" svg:height="0.3cm" svg:x="19.92cm" svg:y="13.8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0.12cm" svg:height="1cm" svg:x="20.06cm" svg:y="13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svg:x="20cm" svg:y="13.6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draw:transform="rotate (-3.14159265358979) translate (20.24cm 13.631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03cm" svg:height="0.03cm" draw:transform="rotate (-1.5707963267949) translate (20.02cm 13.81cm)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3" draw:text-style-name="P4" draw:layer="layout" svg:width="0.2cm" svg:height="0.1cm" draw:transform="rotate (-3.14159265358979) translate (20.22cm 13.611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0.12cm" svg:y1="13.515cm" svg:x2="20.12cm" svg:y2="13.611cm">
              <text:p/>
            </draw:line>
          </draw:g>
          <draw:g>
            <draw:custom-shape draw:style-name="gr3" draw:text-style-name="P4" draw:layer="layout" svg:width="0.2cm" svg:height="0.1cm" svg:x="20.022cm" svg:y="13.67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0.122cm" svg:y1="13.675cm" svg:x2="20.122cm" svg:y2="13.771cm">
              <text:p/>
            </draw:line>
          </draw:g>
          <draw:g>
            <draw:custom-shape draw:style-name="gr3" draw:text-style-name="P4" draw:layer="layout" svg:width="0.2cm" svg:height="0.1cm" svg:x="20.02cm" svg:y="13.8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0.12cm" svg:y1="13.82cm" svg:x2="20.12cm" svg:y2="13.916cm">
              <text:p/>
            </draw:line>
          </draw:g>
          <draw:custom-shape draw:style-name="gr26" draw:text-style-name="P6" draw:layer="layout" svg:width="0.03cm" svg:height="0.03cm" draw:transform="rotate (-3.14159265358979) translate (20.25cm 13.84cm)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4" draw:text-style-name="P5" draw:layer="layout" svg:width="0.4cm" svg:height="0.3cm" svg:x="24.45cm" svg:y="13.3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0.4cm" svg:height="0.3cm" svg:x="24.45cm" svg:y="13.8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0.12cm" svg:height="1cm" svg:x="24.59cm" svg:y="13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svg:x="24.53cm" svg:y="13.6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draw:transform="rotate (-3.14159265358979) translate (24.77cm 13.631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03cm" svg:height="0.03cm" draw:transform="rotate (-1.5707963267949) translate (24.55cm 13.81cm)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3" draw:text-style-name="P4" draw:layer="layout" svg:width="0.2cm" svg:height="0.1cm" draw:transform="rotate (-3.14159265358979) translate (24.75cm 13.611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4.65cm" svg:y1="13.515cm" svg:x2="24.65cm" svg:y2="13.611cm">
              <text:p/>
            </draw:line>
          </draw:g>
          <draw:g>
            <draw:custom-shape draw:style-name="gr3" draw:text-style-name="P4" draw:layer="layout" svg:width="0.2cm" svg:height="0.1cm" svg:x="24.552cm" svg:y="13.67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4.652cm" svg:y1="13.675cm" svg:x2="24.652cm" svg:y2="13.771cm">
              <text:p/>
            </draw:line>
          </draw:g>
          <draw:g>
            <draw:custom-shape draw:style-name="gr3" draw:text-style-name="P4" draw:layer="layout" svg:width="0.2cm" svg:height="0.1cm" svg:x="24.55cm" svg:y="13.8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4.65cm" svg:y1="13.82cm" svg:x2="24.65cm" svg:y2="13.916cm">
              <text:p/>
            </draw:line>
          </draw:g>
          <draw:custom-shape draw:style-name="gr26" draw:text-style-name="P6" draw:layer="layout" svg:width="0.03cm" svg:height="0.03cm" draw:transform="rotate (-3.14159265358979) translate (24.78cm 13.84cm)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4" draw:text-style-name="P5" draw:layer="layout" svg:width="0.4cm" svg:height="0.3cm" svg:x="32.45cm" svg:y="13.33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0.4cm" svg:height="0.3cm" svg:x="32.45cm" svg:y="13.80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0.12cm" svg:height="1cm" svg:x="32.59cm" svg:y="13.4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svg:x="32.53cm" svg:y="13.6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draw:transform="rotate (-3.14159265358979) translate (32.77cm 13.627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0.03cm" svg:height="0.03cm" draw:transform="rotate (-1.5707963267949) translate (32.55cm 13.806cm)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3" draw:text-style-name="P4" draw:layer="layout" svg:width="0.2cm" svg:height="0.1cm" draw:transform="rotate (-3.14159265358979) translate (32.75cm 13.607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2.65cm" svg:y1="13.511cm" svg:x2="32.65cm" svg:y2="13.607cm">
              <text:p/>
            </draw:line>
          </draw:g>
          <draw:g>
            <draw:custom-shape draw:style-name="gr3" draw:text-style-name="P4" draw:layer="layout" svg:width="0.2cm" svg:height="0.1cm" svg:x="32.552cm" svg:y="13.671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2.652cm" svg:y1="13.671cm" svg:x2="32.652cm" svg:y2="13.767cm">
              <text:p/>
            </draw:line>
          </draw:g>
          <draw:g>
            <draw:custom-shape draw:style-name="gr3" draw:text-style-name="P4" draw:layer="layout" svg:width="0.2cm" svg:height="0.1cm" svg:x="32.55cm" svg:y="13.816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2.65cm" svg:y1="13.816cm" svg:x2="32.65cm" svg:y2="13.912cm">
              <text:p/>
            </draw:line>
          </draw:g>
          <draw:custom-shape draw:style-name="gr26" draw:text-style-name="P6" draw:layer="layout" svg:width="0.03cm" svg:height="0.03cm" draw:transform="rotate (-3.14159265358979) translate (32.78cm 13.836cm)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28" draw:text-style-name="P3" draw:layer="layout" svg:width="0.6cm" svg:height="0.02cm" svg:x="9.001cm" svg:y="20.748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3" draw:layer="layout" svg:width="0.2cm" svg:height="0.5cm" svg:x="19.601cm" svg:y="20.7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8cm" svg:height="0.8cm" svg:x="19.501cm" svg:y="20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6cm" svg:height="0.03cm" svg:x="19.401cm" svg:y="20.773cm">
            <text:p/>
            <draw:enhanced-geometry svg:viewBox="0 0 21600 21600" draw:type="rectangle" draw:enhanced-path="M 0 0 L 21600 0 21600 21600 0 21600 0 0 Z N"/>
          </draw:custom-shape>
        </draw:g>
        <draw:custom-shape draw:style-name="gr28" draw:text-style-name="P3" draw:layer="layout" svg:width="0.6cm" svg:height="0.02cm" svg:x="19.402cm" svg:y="20.749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3" draw:layer="layout" svg:width="0.2cm" svg:height="0.5cm" svg:x="24.553cm" svg:y="20.7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8cm" svg:height="0.8cm" svg:x="24.453cm" svg:y="20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6cm" svg:height="0.03cm" svg:x="24.353cm" svg:y="20.772cm">
            <text:p/>
            <draw:enhanced-geometry svg:viewBox="0 0 21600 21600" draw:type="rectangle" draw:enhanced-path="M 0 0 L 21600 0 21600 21600 0 21600 0 0 Z N"/>
          </draw:custom-shape>
        </draw:g>
        <draw:custom-shape draw:style-name="gr28" draw:text-style-name="P3" draw:layer="layout" svg:width="0.6cm" svg:height="0.02cm" svg:x="24.354cm" svg:y="20.74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0.06cm" svg:height="0.35cm" svg:x="32.371cm" svg:y="20.60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09cm" svg:height="0.05cm" draw:transform="rotate (-3.14159265358979) translate (32.441cm 20.749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2.396cm" svg:y1="20.701cm" svg:x2="32.396cm" svg:y2="20.749cm">
              <text:p/>
            </draw:line>
          </draw:g>
          <draw:g>
            <draw:custom-shape draw:style-name="gr3" draw:text-style-name="P4" draw:layer="layout" svg:width="0.09cm" svg:height="0.05cm" draw:transform="rotate (-3.14159265358979) translate (32.444cm 20.851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2.399cm" svg:y1="20.803cm" svg:x2="32.399cm" svg:y2="20.851cm">
              <text:p/>
            </draw:line>
          </draw:g>
        </draw:g>
        <draw:g>
          <draw:custom-shape draw:style-name="gr2" draw:text-style-name="P3" draw:layer="layout" svg:width="0.06cm" svg:height="0.35cm" svg:x="32.884cm" svg:y="20.6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09cm" svg:height="0.05cm" draw:transform="rotate (-3.14159265358979) translate (32.954cm 20.747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2.909cm" svg:y1="20.699cm" svg:x2="32.909cm" svg:y2="20.747cm">
              <text:p/>
            </draw:line>
          </draw:g>
          <draw:g>
            <draw:custom-shape draw:style-name="gr3" draw:text-style-name="P4" draw:layer="layout" svg:width="0.09cm" svg:height="0.05cm" draw:transform="rotate (-3.14159265358979) translate (32.957cm 20.849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2.912cm" svg:y1="20.801cm" svg:x2="32.912cm" svg:y2="20.849cm">
              <text:p/>
            </draw:line>
          </draw:g>
        </draw:g>
        <draw:g>
          <draw:custom-shape draw:style-name="gr19" draw:text-style-name="P3" draw:layer="layout" svg:width="0.2cm" svg:height="0.5cm" svg:x="32.554cm" svg:y="20.7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8cm" svg:height="0.8cm" svg:x="32.454cm" svg:y="20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6cm" svg:height="0.03cm" svg:x="32.354cm" svg:y="20.773cm">
            <text:p/>
            <draw:enhanced-geometry svg:viewBox="0 0 21600 21600" draw:type="rectangle" draw:enhanced-path="M 0 0 L 21600 0 21600 21600 0 21600 0 0 Z N"/>
          </draw:custom-shape>
        </draw:g>
        <draw:custom-shape draw:style-name="gr28" draw:text-style-name="P3" draw:layer="layout" svg:width="0.6cm" svg:height="0.02cm" svg:x="32.355cm" svg:y="20.749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9.52cm" svg:y1="18.66cm" svg:x2="9.52cm" svg:y2="18.96cm">
          <text:p/>
        </draw:line>
        <draw:line draw:style-name="gr29" draw:text-style-name="P5" draw:layer="layout" svg:x1="9.52cm" svg:y1="19.38cm" svg:x2="9.52cm" svg:y2="19.68cm">
          <text:p/>
        </draw:line>
        <draw:g>
          <draw:custom-shape draw:style-name="gr30" draw:text-style-name="P3" draw:layer="layout" svg:width="0.12cm" svg:height="0.75cm" draw:transform="rotate (1.5707963267949) translate (8.92cm 18.8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draw:transform="rotate (1.5707963267949) translate (9.527cm 18.91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draw:transform="rotate (-1.5707963267949) translate (9.089cm 18.674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2cm" svg:height="0.1cm" draw:transform="rotate (-1.5707963267949) translate (9.069cm 18.694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973cm" svg:y1="18.794cm" svg:x2="9.069cm" svg:y2="18.794cm">
              <text:p/>
            </draw:line>
          </draw:g>
          <draw:g>
            <draw:custom-shape draw:style-name="gr3" draw:text-style-name="P4" draw:layer="layout" svg:width="0.2cm" svg:height="0.1cm" draw:transform="rotate (1.5707963267949) translate (9.547cm 18.894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547cm" svg:y1="18.794cm" svg:x2="9.643cm" svg:y2="18.794cm">
              <text:p/>
            </draw:line>
          </draw:g>
        </draw:g>
        <draw:g>
          <draw:custom-shape draw:style-name="gr30" draw:text-style-name="P3" draw:layer="layout" svg:width="0.12cm" svg:height="0.75cm" draw:transform="rotate (1.5707963267949) translate (8.922cm 19.56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draw:transform="rotate (1.5707963267949) translate (9.529cm 19.63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draw:transform="rotate (-1.5707963267949) translate (9.091cm 19.392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2cm" svg:height="0.1cm" draw:transform="rotate (-1.5707963267949) translate (9.071cm 19.412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975cm" svg:y1="19.512cm" svg:x2="9.071cm" svg:y2="19.512cm">
              <text:p/>
            </draw:line>
          </draw:g>
          <draw:g>
            <draw:custom-shape draw:style-name="gr3" draw:text-style-name="P4" draw:layer="layout" svg:width="0.2cm" svg:height="0.1cm" draw:transform="rotate (1.5707963267949) translate (9.549cm 19.612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549cm" svg:y1="19.512cm" svg:x2="9.645cm" svg:y2="19.512cm">
              <text:p/>
            </draw:line>
          </draw:g>
        </draw:g>
        <draw:line draw:style-name="gr29" draw:text-style-name="P5" draw:layer="layout" svg:x1="19.48cm" svg:y1="18.66cm" svg:x2="19.48cm" svg:y2="18.96cm">
          <text:p/>
        </draw:line>
        <draw:line draw:style-name="gr29" draw:text-style-name="P5" draw:layer="layout" svg:x1="19.48cm" svg:y1="19.38cm" svg:x2="19.48cm" svg:y2="19.68cm">
          <text:p/>
        </draw:line>
        <draw:g>
          <draw:custom-shape draw:style-name="gr30" draw:text-style-name="P3" draw:layer="layout" svg:width="0.12cm" svg:height="0.75cm" draw:transform="rotate (1.5707963267949) translate (19.3cm 18.8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draw:transform="rotate (1.5707963267949) translate (19.907cm 18.91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draw:transform="rotate (-1.5707963267949) translate (19.469cm 18.674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2cm" svg:height="0.1cm" draw:transform="rotate (-1.5707963267949) translate (19.449cm 18.694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353cm" svg:y1="18.794cm" svg:x2="19.449cm" svg:y2="18.794cm">
              <text:p/>
            </draw:line>
          </draw:g>
          <draw:g>
            <draw:custom-shape draw:style-name="gr3" draw:text-style-name="P4" draw:layer="layout" svg:width="0.2cm" svg:height="0.1cm" draw:transform="rotate (1.5707963267949) translate (19.927cm 18.894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927cm" svg:y1="18.794cm" svg:x2="20.023cm" svg:y2="18.794cm">
              <text:p/>
            </draw:line>
          </draw:g>
        </draw:g>
        <draw:g>
          <draw:custom-shape draw:style-name="gr30" draw:text-style-name="P3" draw:layer="layout" svg:width="0.12cm" svg:height="0.75cm" draw:transform="rotate (1.5707963267949) translate (19.302cm 19.56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draw:transform="rotate (1.5707963267949) translate (19.909cm 19.63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4cm" svg:height="0.02cm" draw:transform="rotate (-1.5707963267949) translate (19.471cm 19.392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2cm" svg:height="0.1cm" draw:transform="rotate (-1.5707963267949) translate (19.451cm 19.412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355cm" svg:y1="19.512cm" svg:x2="19.451cm" svg:y2="19.512cm">
              <text:p/>
            </draw:line>
          </draw:g>
          <draw:g>
            <draw:custom-shape draw:style-name="gr3" draw:text-style-name="P4" draw:layer="layout" svg:width="0.2cm" svg:height="0.1cm" draw:transform="rotate (1.5707963267949) translate (19.929cm 19.612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929cm" svg:y1="19.512cm" svg:x2="20.025cm" svg:y2="19.512cm">
              <text:p/>
            </draw:line>
          </draw:g>
        </draw:g>
        <draw:measure draw:style-name="gr31" draw:text-style-name="P7" draw:layer="measurelines" svg:x1="32.502cm" svg:y1="13.147cm" svg:x2="32.792cm" svg:y2="13.147cm">
          <text:p text:style-name="P7">3 cm</text:p>
        </draw:measure>
        <draw:custom-shape draw:style-name="gr26" draw:text-style-name="P6" draw:layer="layout" svg:width="0.03cm" svg:height="0.03cm" draw:transform="rotate (-3.14159265358979) translate (24.891cm 14.09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6" draw:layer="layout" svg:width="0.03cm" svg:height="0.03cm" draw:transform="rotate (-3.14159265358979) translate (32.439cm 14.09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6" draw:layer="layout" svg:width="0.03cm" svg:height="0.03cm" draw:transform="rotate (-3.14159265358979) translate (24.891cm 19.41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6" draw:layer="layout" svg:width="0.03cm" svg:height="0.03cm" draw:transform="rotate (-3.14159265358979) translate (32.439cm 19.4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6" draw:layer="layout" svg:width="0.03cm" svg:height="0.03cm" draw:transform="rotate (-3.14159265358979) translate (24.89cm 18.9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6" draw:layer="layout" svg:width="0.03cm" svg:height="0.03cm" draw:transform="rotate (-3.14159265358979) translate (32.438cm 18.9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32" draw:text-style-name="P4" draw:layer="layout" svg:width="0.238cm" svg:height="0.238cm" svg:x="24.533cm" svg:y="18.6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31cm" svg:height="0.2cm" svg:x="24.541cm" svg:y="18.69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3" draw:layer="layout" svg:width="0.12cm" svg:height="0.12cm" svg:x="24.597cm" svg:y="18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4" draw:layer="layout" svg:width="0.238cm" svg:height="0.238cm" svg:x="24.527cm" svg:y="1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31cm" svg:height="0.2cm" svg:x="24.535cm" svg:y="19.41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3" draw:layer="layout" svg:width="0.12cm" svg:height="0.12cm" svg:x="24.591cm" svg:y="19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4" draw:layer="layout" svg:width="0.238cm" svg:height="0.238cm" svg:x="32.525cm" svg:y="18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31cm" svg:height="0.2cm" svg:x="32.533cm" svg:y="18.69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3" draw:layer="layout" svg:width="0.12cm" svg:height="0.12cm" svg:x="32.589cm" svg:y="18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4" draw:layer="layout" svg:width="0.238cm" svg:height="0.238cm" svg:x="32.519cm" svg:y="19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31cm" svg:height="0.2cm" svg:x="32.527cm" svg:y="19.41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3" draw:layer="layout" svg:width="0.12cm" svg:height="0.12cm" svg:x="32.583cm" svg:y="19.4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1" draw:text-style-name="P3" draw:layer="measurelines" svg:x1="9.5cm" svg:y1="19.182cm" svg:x2="19.5cm" svg:y2="19.182cm">
          <text:p text:style-name="P7"><text:measure text:kind="gap"/><text:measure text:kind="value">10</text:measure>0 <text:measure text:kind="unit">cm</text:measure><text:measure text:kind="gap"/></text:p>
        </draw:measure>
        <draw:measure draw:style-name="gr1" draw:text-style-name="P3" draw:layer="measurelines" svg:x1="24.85cm" svg:y1="19.086cm" svg:x2="32.45cm" svg:y2="19.062cm">
          <text:p text:style-name="P7">76 <text:measure text:kind="unit">cm</text:measure><text:measure text:kind="gap"/></text:p>
        </draw:measure>
        <draw:measure draw:style-name="gr33" draw:text-style-name="P7" draw:layer="measurelines" svg:x1="9.544cm" svg:y1="21.772cm" svg:x2="9.544cm" svg:y2="12.997cm">
          <text:p text:style-name="P7"><text:measure text:kind="gap"/>88 <text:measure text:kind="unit">cm</text:measure><text:measure text:kind="gap"/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5T22:08:29.821982243</meta:creation-date>
    <dc:date>2023-03-17T20:11:41.603568445</dc:date>
    <meta:editing-duration>PT4H25M22S</meta:editing-duration>
    <meta:editing-cycles>54</meta:editing-cycles>
    <meta:generator>LibreOffice/7.3.7.2$Linux_X86_64 LibreOffice_project/30$Build-2</meta:generator>
    <meta:document-statistic meta:object-count="279"/>
  </office:meta>
</office:document-meta>
</file>